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2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</table:table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h3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aa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cc</text:p>
          </table:table-cell>
        </table:table-row>
      </table:table>
      <table:table table:name="Sheet3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4:47:16.6482253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6T13:40:31.558579045</meta:creation-date>
    <dc:date>2016-12-07T15:15:56.939291782</dc:date>
    <meta:editing-duration>PT17H44M49S</meta:editing-duration>
    <meta:editing-cycles>7</meta:editing-cycles>
    <meta:generator>LibreOffice/5.2.2.2$Linux_X86_64 LibreOffice_project/8f96e87c890bf8fa77463cd4b640a2312823f3ad</meta:generator>
    <meta:document-statistic meta:table-count="3" meta:cell-count="33" meta:object-count="0"/>
  </office:meta>
</office:document-meta>
</file>